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69in" fo:margin-left="-0.0785in" table:align="left" style:writing-mode="lr-tb"/>
    </style:style>
    <style:style style:name="Table1.A" style:family="table-column">
      <style:table-column-properties style:column-width="0.5951in"/>
    </style:style>
    <style:style style:name="Table1.B" style:family="table-column">
      <style:table-column-properties style:column-width="5.56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officeooo:rsid="001c9a6b" officeooo:paragraph-rsid="001c9a6b"/>
    </style:style>
    <style:style style:name="P5" style:family="paragraph" style:parent-style-name="Standard">
      <style:text-properties officeooo:rsid="001e7ebc" officeooo:paragraph-rsid="001e7ebc"/>
    </style:style>
    <style:style style:name="P6" style:family="paragraph" style:parent-style-name="Standard">
      <style:text-properties officeooo:paragraph-rsid="001e7ebc"/>
    </style:style>
    <style:style style:name="P7" style:family="paragraph" style:parent-style-name="Standard">
      <style:text-properties officeooo:rsid="001fa4a3" officeooo:paragraph-rsid="001fa4a3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8pt" fo:font-weight="bold" officeooo:rsid="0020748c" officeooo:paragraph-rsid="0020748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8pt" fo:font-weight="bold" officeooo:paragraph-rsid="0020748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6pt" fo:font-weight="bold" officeooo:rsid="00212934" officeooo:paragraph-rsid="00212934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d7eb" style:font-weight-asian="bold" style:font-weight-complex="bold"/>
    </style:style>
    <style:style style:name="T4" style:family="text">
      <style:text-properties fo:font-weight="bold" officeooo:rsid="001dc231" style:font-weight-asian="bold" style:font-weight-complex="bold"/>
    </style:style>
    <style:style style:name="T5" style:family="text">
      <style:text-properties fo:font-weight="bold" officeooo:rsid="001fa4a3" style:font-weight-asian="bold" style:font-weight-complex="bold"/>
    </style:style>
    <style:style style:name="T6" style:family="text">
      <style:text-properties fo:font-weight="bold" officeooo:rsid="0020748c" style:font-weight-asian="bold" style:font-weight-complex="bold"/>
    </style:style>
    <style:style style:name="T7" style:family="text">
      <style:text-properties fo:font-weight="bold" officeooo:rsid="001fa4a3" style:font-weight-asian="bold"/>
    </style:style>
    <style:style style:name="T8" style:family="text">
      <style:text-properties officeooo:rsid="001bd7eb"/>
    </style:style>
    <style:style style:name="T9" style:family="text">
      <style:text-properties officeooo:rsid="001c9a6b"/>
    </style:style>
    <style:style style:name="T10" style:family="text">
      <style:text-properties officeooo:rsid="001dc231"/>
    </style:style>
    <style:style style:name="T11" style:family="text">
      <style:text-properties officeooo:rsid="001e3122"/>
    </style:style>
    <style:style style:name="T12" style:family="text">
      <style:text-properties officeooo:rsid="001e7ebc"/>
    </style:style>
    <style:style style:name="T13" style:family="text">
      <style:text-properties officeooo:rsid="001fa4a3"/>
    </style:style>
    <style:style style:name="T14" style:family="text">
      <style:text-properties officeooo:rsid="0020748c"/>
    </style:style>
    <style:style style:name="T15" style:family="text">
      <style:text-properties officeooo:rsid="002129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ong: Helima</text:span></text:p>
      <text:p text:style-name="P3">CD: Strictly Belly Dancing #6</text:p>
      <text:p text:style-name="P3">Artist: Eddie Kochak</text:p>
      <text:p text:style-name="P3">Time: 1:23</text:p>
      <text:p text:style-name="P1"><text:span text:style-name="T1">Choreography by Julie Johnson for </text:span><text:span text:style-name="T7">Club Workshop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unt</text:p>
          </table:table-cell>
          <table:table-cell table:style-name="Table1.B1" office:value-type="string">
            <text:p text:style-name="P2">Step</text:p>
          </table:table-cell>
        </table:table-row>
        <table:table-row table:style-name="Table1.1">
          <table:table-cell table:style-name="Table1.A1" office:value-type="string">
            <text:p text:style-name="P4">16</text:p>
          </table:table-cell>
          <table:table-cell table:style-name="Table1.B1" office:value-type="string">
            <text:p text:style-name="Standard">1. <text:span text:style-name="T1">Arm Accents</text:span>. <text:s/>Start with <text:span text:style-name="T9">wrists cocked</text:span> at sides, <text:span text:style-name="T9">l</text:span>ift R arm out to side <text:span text:style-name="T9">looking at it</text:span>, palm out <text:span text:style-name="T9">(1,2)</text:span>; lift L arm out to side <text:span text:style-name="T9">looking at it</text:span>, palm out <text:span text:style-name="T9">(3,4)</text:span>; floreo both wrists <text:span text:style-name="T9">(5);</text:span> lock shoulder R and L <text:span text:style-name="T9">(6&amp;)</text:span>; <text:span text:style-name="T9">drop</text:span> both arms back to sides <text:span text:style-name="T9">(7,8)</text:span>. <text:s/><text:span text:style-name="T9">Repeat this sequence.</text:span></text:p>
          </table:table-cell>
        </table:table-row>
        <table:table-row table:style-name="Table1.1">
          <table:table-cell table:style-name="Table1.A1" office:value-type="string">
            <text:p text:style-name="Standard">16</text:p>
          </table:table-cell>
          <table:table-cell table:style-name="Table1.B1" office:value-type="string">
            <text:p text:style-name="Standard"><text:span text:style-name="T10">2</text:span>.<text:span text:style-name="T2"> </text:span><text:span text:style-name="T5">Double Thrusts</text:span><text:span text:style-name="T3"> &amp; </text:span><text:span text:style-name="T1">Accents. </text:span><text:s/>Facing forward with arms down do 2 of the following: <text:span text:style-name="T8">u</text:span>p-down-up R (1,2), L (3,4), R (5,6), thrust <text:span text:style-name="T8">L</text:span>RL (7&amp;8).</text:p>
          </table:table-cell>
        </table:table-row>
        <table:table-row table:style-name="Table1.1">
          <table:table-cell table:style-name="Table1.A1" office:value-type="string">
            <text:p text:style-name="Standard">16</text:p>
          </table:table-cell>
          <table:table-cell table:style-name="Table1.B1" office:value-type="string">
            <text:p text:style-name="Standard"><text:span text:style-name="T10">3</text:span>. <text:span text:style-name="T4">Cut turn </text:span><text:span text:style-name="T6">&amp;</text:span><text:span text:style-name="T4"> Accen</text:span><text:span text:style-name="T2">t</text:span><text:span text:style-name="T4">s</text:span>. <text:s/>Raise L arm up and leave R arm <text:span text:style-name="T10">down and cocked. <text:s/>Weight is on L foot. <text:s/>Twist R hip up, down, up, down, up, down (1-6) turning to face back of room, then twist hip quickly up, down, up, down</text:span> (7&amp;8<text:span text:style-name="T10">&amp;</text:span>) and repeat to <text:span text:style-name="T10">face forward</text:span>. <text:s/>Body pivots around counter-clockwise.</text:p>
          </table:table-cell>
        </table:table-row>
        <table:table-row table:style-name="Table1.1">
          <table:table-cell table:style-name="Table1.A1" office:value-type="string">
            <text:p text:style-name="Standard">32</text:p>
          </table:table-cell>
          <table:table-cell table:style-name="Table1.B1" office:value-type="string">
            <text:p text:style-name="Standard"><text:span text:style-name="T11">4</text:span>. Repeat steps <text:span text:style-name="T11">2 &amp; 3</text:span>. <text:span text:style-name="T13">(</text:span><text:span text:style-name="T5">Double Thrusts &amp; Accents; Cut turn &amp; Accents</text:span><text:span text:style-name="T13">)</text:span></text:p>
          </table:table-cell>
        </table:table-row>
        <table:table-row table:style-name="Table1.1">
          <table:table-cell table:style-name="Table1.A1" office:value-type="string">
            <text:p text:style-name="P5">16</text:p>
          </table:table-cell>
          <table:table-cell table:style-name="Table1.B1" office:value-type="string">
            <text:p text:style-name="Standard"><text:span text:style-name="T11">5</text:span>. <text:span text:style-name="T1">Turn and Arm Flash</text:span>. <text:s/>Turn <text:span text:style-name="T11">3 steps</text:span> <text:span text:style-name="T12">clockwise </text:span>to the R, <text:span text:style-name="T11">arms in, </text:span>step<text:span text:style-name="T11">ping RLR</text:span> to <text:span text:style-name="T11">look at</text:span> wall <text:span text:style-name="T12">(1-3)</text:span>; <text:span text:style-name="T11">r</text:span>aise R arm up <text:span text:style-name="T11">and L arm back into a side slash (4);</text:span> floreo <text:span text:style-name="T12">R (5,6); drop R hand and face audience (7,8)</text:span>. <text:s/><text:span text:style-name="T12">Repeat to the L.</text:span></text:p>
          </table:table-cell>
        </table:table-row>
        <table:table-row table:style-name="Table1.1">
          <table:table-cell table:style-name="Table1.A1" office:value-type="string">
            <text:p text:style-name="Standard">8</text:p>
          </table:table-cell>
          <table:table-cell table:style-name="Table1.B1" office:value-type="string">
            <text:p text:style-name="Standard"><text:span text:style-name="T12">6</text:span>. <text:span text:style-name="T1">Shoulder Locks</text:span>. <text:s/>Do the locks on the beat with moderate lean forward and backwards every 2 counts, <text:span text:style-name="T12">2</text:span> locks per count, <text:span text:style-name="T12">RL</text:span>. <text:s/>Arms are up and out to sides.</text:p>
          </table:table-cell>
        </table:table-row>
        <table:table-row table:style-name="Table1.1">
          <table:table-cell table:style-name="Table1.A1" office:value-type="string">
            <text:p text:style-name="P5">16</text:p>
          </table:table-cell>
          <table:table-cell table:style-name="Table1.B1" office:value-type="string">
            <text:p text:style-name="P6"><text:span text:style-name="T12">7</text:span>. <text:span text:style-name="T1">Turn and Hip Circle</text:span>. <text:s/>Turn <text:span text:style-name="T11">3 steps</text:span> <text:span text:style-name="T12">clockwise </text:span>to the R, <text:span text:style-name="T11">arms in, </text:span>step<text:span text:style-name="T11">ping RLR</text:span> <text:span text:style-name="T12">(1-3)</text:span>; continue <text:span text:style-name="T12">with large </text:span>clockwise hip circle moving <text:span text:style-name="T12">hips </text:span>R, back, L and front, <text:span text:style-name="T13">with a</text:span>rms are out to sides. <text:s/><text:span text:style-name="T13">Repeat to the L.</text:span></text:p>
          </table:table-cell>
        </table:table-row>
        <table:table-row table:style-name="Table1.1">
          <table:table-cell table:style-name="Table1.A1" office:value-type="string">
            <text:p text:style-name="Standard">8</text:p>
          </table:table-cell>
          <table:table-cell table:style-name="Table1.B1" office:value-type="string">
            <text:p text:style-name="Standard"><text:span text:style-name="T13">8</text:span>. Repeat step <text:span text:style-name="T13">6</text:span>. <text:s/>(<text:span text:style-name="T1">Shoulder Locks)</text:span></text:p>
          </table:table-cell>
        </table:table-row>
        <table:table-row table:style-name="Table1.1">
          <table:table-cell table:style-name="Table1.A1" office:value-type="string">
            <text:p text:style-name="Standard">8</text:p>
          </table:table-cell>
          <table:table-cell table:style-name="Table1.B1" office:value-type="string">
            <text:p text:style-name="Standard"><text:span text:style-name="T13">9</text:span>. <text:span text:style-name="T1">Side Egyptian Hip Lifts</text:span>. <text:s/>Hip R, L, R and L. <text:s/>Touch R foot to side, pop R hip to side, then step on R foot. <text:s/>Repeat on L, ect. <text:s/>R arm is extended with R hip forward while L arm is accenting the head, <text:span text:style-name="T15">reverse for L hip.</text:span></text:p>
          </table:table-cell>
        </table:table-row>
        <table:table-row table:style-name="Table1.1">
          <table:table-cell table:style-name="Table1.A1" office:value-type="string">
            <text:p text:style-name="Standard">8</text:p>
          </table:table-cell>
          <table:table-cell table:style-name="Table1.B1" office:value-type="string">
            <text:p text:style-name="Standard">1<text:span text:style-name="T13">0</text:span>. <text:span text:style-name="T1">Hip Sways</text:span>. <text:s/>Swish hips twice R to L with knees <text:span text:style-name="T15">flexed</text:span>, then swish <text:span text:style-name="T15">twice R to L </text:span>with a <text:span text:style-name="T15">lesser flex</text:span> and repeat. <text:s/>Think <text:span text:style-name="T15">down, down, up, up, down, down, up, up</text:span>.</text:p>
          </table:table-cell>
        </table:table-row>
        <table:table-row table:style-name="Table1.1">
          <table:table-cell table:style-name="Table1.A1" office:value-type="string">
            <text:p text:style-name="P7">16</text:p>
          </table:table-cell>
          <table:table-cell table:style-name="Table1.B1" office:value-type="string">
            <text:p text:style-name="Standard">1<text:span text:style-name="T13">1</text:span>. Repeat step<text:span text:style-name="T13">s</text:span> <text:span text:style-name="T13">9 &amp; 10</text:span>. <text:s/>(<text:span text:style-name="T1">Side</text:span> <text:span text:style-name="T1">Egyptian Hip Lifts; </text:span><text:span text:style-name="T7">Hip Sway</text:span><text:span text:style-name="T1">)</text:span></text:p>
          </table:table-cell>
        </table:table-row>
      </table:table>
      <text:p text:style-name="Standard"/>
      <text:p text:style-name="P8"/>
      <text:p text:style-name="P9">Quick look</text:p>
      <text:p text:style-name="P11"><text:span text:style-name="T13">16<text:tab/></text:span>Arm Accents</text:p>
      <text:p text:style-name="P13"><text:span text:style-name="T13">64<text:tab/>Double Thrusts</text:span> and <text:span text:style-name="T14">Cut Turn with</text:span> Accents (2 sets)</text:p>
      <text:p text:style-name="P13"><text:span text:style-name="T14">24<text:tab/></text:span>Turn <text:span text:style-name="T14">with Floreo </text:span>Accent and Shoulder Locks</text:p>
      <text:p text:style-name="P12">24<text:tab/>Turn with Hip Circle and Shoulder Locks</text:p>
      <text:p text:style-name="P11"><text:span text:style-name="T13">32<text:tab/></text:span>Side Egyptian Hip Lifts and Hip Sways (2 se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ng: Halima</dc:title>
    <meta:initial-creator>Julie A. Johnson</meta:initial-creator>
    <meta:creation-date>2006-04-02T13:23:00</meta:creation-date>
    <dc:date>2016-09-10T05:29:19.075000000</dc:date>
    <meta:print-date>2016-09-10T05:28:50.403000000</meta:print-date>
    <meta:editing-cycles>7</meta:editing-cycles>
    <meta:editing-duration>PT1H40M3S</meta:editing-duration>
    <meta:generator>LibreOffice/5.2.0.4$Windows_x86 LibreOffice_project/066b007f5ebcc236395c7d282ba488bca6720265</meta:generator>
    <meta:document-statistic meta:table-count="1" meta:image-count="0" meta:object-count="0" meta:page-count="1" meta:paragraph-count="35" meta:word-count="438" meta:character-count="2185" meta:non-whitespace-character-count="1761"/>
  </office:meta>
</office:document-meta>
</file>